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ca685"/>
    </style:style>
    <style:style style:name="P2" style:family="paragraph" style:parent-style-name="Standard">
      <style:paragraph-properties fo:line-height="150%"/>
      <style:text-properties officeooo:paragraph-rsid="001f790f"/>
    </style:style>
    <style:style style:name="P3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1b05c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/>
      <style:text-properties fo:color="#000000" style:font-name="Garamond" fo:font-size="15pt" fo:font-weight="bold" officeooo:paragraph-rsid="001b05cd" style:font-size-asian="15pt" style:font-weight-asian="bold" style:font-size-complex="15pt" style:font-weight-complex="bold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1e9b8b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1ecb04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1f790f" style:font-size-asian="14pt" style:font-weight-asian="normal" style:font-size-complex="14pt" style:font-weight-complex="normal"/>
    </style:style>
    <style:style style:name="T6" style:family="text">
      <style:text-properties officeooo:rsid="0023b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<text:tab/>Интэрнэт</text:span>.</text:p>
      <text:p text:style-name="P4"/>
      <text:p text:style-name="P1"><text:span text:style-name="T1"><text:tab/></text:span><text:span text:style-name="T2">Интэрнэт сайн зүйл. Хүн бүр олон тоо баримт авах чаддаг. Жишээ нь монголын Википедиа ашигладаж байна.</text:span></text:p>
      <text:p text:style-name="P1"><text:span text:style-name="T2"><text:tab/>Олон хүн интэрнэттэй улздаг, харилцдаг, сурдаг.</text:span></text:p>
      <text:p text:style-name="P1"><text:span text:style-name="T2"><text:tab/>Харин oдоо интэрнэт аюултай байж магадгүй. Түүний </text:span><text:span text:style-name="T3">гол аюул тагнах програм. Үүнийг ойлгохын тулд бид ямар өгөгдлийн вэбсайтыг олж авахыг мэдэх хэрэгтэй</text:span><text:span text:style-name="T4">.</text:span></text:p>
      <text:p text:style-name="P2"><text:span text:style-name="T4"><text:tab/>Нэгдугээрт, вэбсайт таны IP олох чадна. </text:span><text:span text:style-name="T5">Вэбсайт таны байрлал олох чадна. Д</text:span><text:span text:style-name="T4">андаа </text:span><text:span text:style-name="T5">т</text:span><text:span text:style-name="T4">аны </text:span><text:span text:style-name="T5">т</text:span><text:span text:style-name="T4">ооцоолуур</text:span><text:span text:style-name="T5">т 80, 443 хоёр порт онгорхой байдаг. Тийм учраас вэбсайт таны </text:span><text:span text:style-name="T2">ү</text:span><text:span text:style-name="T5">йлдлийн систем олж мэдэж боломжтой.</text:span></text:p>
      <text:p text:style-name="P2"><text:span text:style-name="T5"><text:tab/></text:span></text:p>
      <text:p text:style-name="P1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2:42:48.697597001</meta:creation-date>
    <dc:date>2019-03-25T03:13:38.867986225</dc:date>
    <meta:editing-duration>PT9M1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7" meta:word-count="74" meta:character-count="508" meta:non-whitespace-character-count="432"/>
  </office:meta>
</office:document-meta>
</file>